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69*"/>
    </style:style>
    <style:style style:name="Changelog.B" style:family="table-column">
      <style:table-column-properties style:column-width="2.776cm" style:rel-column-width="9575*"/>
    </style:style>
    <style:style style:name="Changelog.C" style:family="table-column">
      <style:table-column-properties style:column-width="10.522cm" style:rel-column-width="36291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9bf1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8803" officeooo:paragraph-rsid="000c8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ab3" officeooo:paragraph-rsid="000c9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ab3" officeooo:paragraph-rsid="000cc8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c858" officeooo:paragraph-rsid="000cc8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ab3" officeooo:paragraph-rsid="000cc8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d8a1" officeooo:paragraph-rsid="000cd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fo:color="#464453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4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7c41c"/>
    </style:style>
    <style:style style:name="T2" style:family="text">
      <style:text-properties officeooo:rsid="0008d729"/>
    </style:style>
    <style:style style:name="T3" style:family="text">
      <style:text-properties officeooo:rsid="000cc858"/>
    </style:style>
    <style:style style:name="T4" style:family="text">
      <style:text-properties officeooo:rsid="000cd8a1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2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5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6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7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8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1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11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12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1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4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15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6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17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18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19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2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21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2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3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4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5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6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7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8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3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1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32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3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34" office:value-type="string">
            <text:p text:style-name="P1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5" office:value-type="string">
            <text:p text:style-name="P1"><text:span text:style-name="T1">D</text:span>rew the tavern, the sewer monster, <text:span text:style-name="T2">and the throne room</text:span></text:p>
          </table:table-cell>
        </table:table-row>
        <table:table-row table:style-name="Changelog.10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36" office:value-type="string">
            <text:p text:style-name="P4">General formatting</text:p>
          </table:table-cell>
        </table:table-row>
        <table:table-row table:style-name="Changelog.10">
          <table:table-cell table:style-name="Changelog.A39" office:value-type="string">
            <text:p text:style-name="P2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7" office:value-type="string">
            <text:p text:style-name="P2">Revision</text:p>
          </table:table-cell>
        </table:table-row>
        <table:table-row table:style-name="Changelog.10">
          <table:table-cell table:style-name="Changelog.A2" office:value-type="string">
            <text:p text:style-name="P5">Dettori</text:p>
          </table:table-cell>
          <table:table-cell table:style-name="Changelog.B2" office:value-type="date" office:date-value="2018-12-06">
            <text:p text:style-name="P5">06/12/2018</text:p>
          </table:table-cell>
          <table:table-cell table:style-name="Changelog.C38" office:value-type="string">
            <text:p text:style-name="P5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5">Iervolino</text:p>
          </table:table-cell>
          <table:table-cell table:style-name="Changelog.B3" office:value-type="date" office:date-value="2018-12-07">
            <text:p text:style-name="P5">07/12/2018</text:p>
          </table:table-cell>
          <table:table-cell table:style-name="Changelog.C39" office:value-type="string">
            <text:p text:style-name="P1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09">
            <text:p text:style-name="P5">09/12/2018</text:p>
          </table:table-cell>
          <table:table-cell table:style-name="Changelog.C45" office:value-type="string">
            <text:p text:style-name="P1">Digitization of maps</text:p>
          </table:table-cell>
        </table:table-row>
        <table:table-row table:style-name="Changelog.3">
          <table:table-cell table:style-name="Changelog.A2" office:value-type="string">
            <text:p text:style-name="P5">Dettori, Iervolino</text:p>
          </table:table-cell>
          <table:table-cell table:style-name="Changelog.B2" office:value-type="date" office:date-value="2018-12-10">
            <text:p text:style-name="P5">10/12/2018</text:p>
          </table:table-cell>
          <table:table-cell table:style-name="Changelog.C45" office:value-type="string">
            <text:p text:style-name="P1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5">Maione</text:p>
          </table:table-cell>
          <table:table-cell table:style-name="Changelog.B2" office:value-type="date" office:date-value="2018-12-11">
            <text:p text:style-name="P5">11/12/2018</text:p>
          </table:table-cell>
          <table:table-cell table:style-name="Changelog.C45" office:value-type="string">
            <text:p text:style-name="P5">General formatting</text:p>
          </table:table-cell>
        </table:table-row>
        <table:table-row table:style-name="Changelog.10">
          <table:table-cell table:style-name="Changelog.A2" office:value-type="string">
            <text:p text:style-name="P8">Dettori</text:p>
          </table:table-cell>
          <table:table-cell table:style-name="Changelog.B2" office:value-type="date" office:date-value="2018-12-11">
            <text:p text:style-name="P6">11/12/2018</text:p>
          </table:table-cell>
          <table:table-cell table:style-name="Changelog.C45" office:value-type="string">
            <text:p text:style-name="P8">Added hand-drawn maps and descriptions</text:p>
          </table:table-cell>
        </table:table-row>
        <table:table-row table:style-name="Changelog.10">
          <table:table-cell table:style-name="Changelog.A2" office:value-type="string">
            <text:p text:style-name="P7">Iervolino</text:p>
          </table:table-cell>
          <table:table-cell table:style-name="Changelog.B2" office:value-type="date" office:date-value="2018-12-11">
            <text:p text:style-name="P7">11/12/2018</text:p>
          </table:table-cell>
          <table:table-cell table:style-name="Changelog.C45" office:value-type="string">
            <text:p text:style-name="P7">Added hand-drawn maps <text:span text:style-name="T3">(sewers tower castle) and descriptions</text:span>, some revisions to scripts</text:p>
          </table:table-cell>
        </table:table-row>
        <table:table-row table:style-name="Changelog.10">
          <table:table-cell table:style-name="Changelog.A2" office:value-type="string">
            <text:p text:style-name="P11">Iervolino</text:p>
          </table:table-cell>
          <table:table-cell table:style-name="Changelog.B2" office:value-type="date" office:date-value="2018-12-13">
            <text:p text:style-name="P11">13/12/2018</text:p>
          </table:table-cell>
          <table:table-cell table:style-name="Changelog.C45" office:value-type="string">
            <text:p text:style-name="P7"><text:span text:style-name="T4">R</text:span>eworking of all contents after the milestone 2 correction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13T01:25:39.132000000</dc:date>
    <meta:editing-duration>PT39M7S</meta:editing-duration>
    <meta:editing-cycles>24</meta:editing-cycles>
    <meta:generator>LibreOffice/6.1.2.1$Windows_X86_64 LibreOffice_project/65905a128db06ba48db947242809d14d3f9a93fe</meta:generator>
    <meta:document-statistic meta:table-count="2" meta:image-count="0" meta:object-count="0" meta:page-count="2" meta:paragraph-count="138" meta:word-count="324" meta:character-count="2301" meta:non-whitespace-character-count="2115"/>
    <meta:template xlink:type="simple" xlink:actuate="onRequest" xlink:title="" xlink:href="../MasterGameDesignDocument.odm" meta:date="2018-12-12T00:19:09.755000000"/>
  </office:meta>
</office:document-meta>
</file>